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70B000008733B17A56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5313in" style:rel-column-width="23947*"/>
    </style:style>
    <style:style style:name="Table1.B" style:family="table-column">
      <style:table-column-properties style:column-width="1.4167in" style:rel-column-width="13402*"/>
    </style:style>
    <style:style style:name="Table1.C" style:family="table-column">
      <style:table-column-properties style:column-width="2.9792in" style:rel-column-width="28186*"/>
    </style:style>
    <style:style style:name="Table1.A1" style:family="table-cell">
      <style:table-cell-properties fo:padding="0in" fo:border="none"/>
    </style:style>
    <style:style style:name="ProductName" style:family="table">
      <style:table-properties style:width="6.9271in" fo:margin-left="0in" fo:margin-right="-0.0021in" table:align="margins"/>
    </style:style>
    <style:style style:name="ProductName.A" style:family="table-column">
      <style:table-column-properties style:column-width="1.5in" style:rel-column-width="14191*"/>
    </style:style>
    <style:style style:name="ProductName.B" style:family="table-column">
      <style:table-column-properties style:column-width="4in" style:rel-column-width="37842*"/>
    </style:style>
    <style:style style:name="ProductName.C" style:family="table-column">
      <style:table-column-properties style:column-width="1.4271in" style:rel-column-width="13502*"/>
    </style:style>
    <style:style style:name="ProductName.1" style:family="table-row">
      <style:table-row-properties style:min-row-height="0.7708in"/>
    </style:style>
    <style:style style:name="ProductName.A1" style:family="table-cell">
      <style:table-cell-properties fo:padding="0.0382in" fo:border="none"/>
    </style:style>
    <style:style style:name="ProductName.B1" style:family="table-cell">
      <style:table-cell-properties style:vertical-align="middle" fo:padding="0.0382in" fo:border="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1" style:family="table-row">
      <style:table-row-properties style:min-row-height="0.2396in"/>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section1" style:family="table">
      <style:table-properties style:width="6.925in" table:align="margins"/>
    </style:style>
    <style:style style:name="section1.A" style:family="table-column">
      <style:table-column-properties style:column-width="2.3083in" style:rel-column-width="21845*"/>
    </style:style>
    <style:style style:name="section1.A1" style:family="table-cell">
      <style:table-cell-properties fo:padding="0.0382in" fo:border-left="0.0007in solid #000000" fo:border-right="0.0007in solid #000000" fo:border-top="0.0007in solid #000000" fo:border-bottom="none"/>
    </style:style>
    <style:style style:name="section1.A2" style:family="table-cell">
      <style:table-cell-properties fo:padding="0.0382in" fo:border-left="0.0007in solid #000000" fo:border-right="none" fo:border-top="none" fo:border-bottom="none"/>
    </style:style>
    <style:style style:name="section1.B2" style:family="table-cell">
      <style:table-cell-properties fo:padding="0.0382in" fo:border-left="0.0007in solid #000000" fo:border-right="0.0007in solid #000000" fo:border-top="none" fo:border-bottom="none"/>
    </style:style>
    <style:style style:name="section1.A8" style:family="table-cell">
      <style:table-cell-properties fo:padding="0.0382in" fo:border-left="0.0007in solid #000000" fo:border-right="none" fo:border-top="none" fo:border-bottom="0.0007in solid #000000"/>
    </style:style>
    <style:style style:name="section1.B8"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1.5in" style:rel-column-width="14191*"/>
    </style:style>
    <style:style style:name="Table3.B" style:family="table-column">
      <style:table-column-properties style:column-width="4.0104in" style:rel-column-width="37941*"/>
    </style:style>
    <style:style style:name="Table3.C" style:family="table-column">
      <style:table-column-properties style:column-width="1.4167in" style:rel-column-width="13403*"/>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RiderTable" style:family="table">
      <style:table-properties style:width="6.925in" table:align="margins"/>
    </style:style>
    <style:style style:name="RiderTable.A" style:family="table-column">
      <style:table-column-properties style:column-width="2.3083in" style:rel-column-width="21845*"/>
    </style:style>
    <style:style style:name="RiderTable.A1" style:family="table-cell">
      <style:table-cell-properties fo:padding="0.0382in" fo:border="0.0007in solid #000000"/>
    </style:style>
    <style:style style:name="RiderTable.A2" style:family="table-cell">
      <style:table-cell-properties fo:padding="0.0382in" fo:border-left="0.0007in solid #000000" fo:border-right="none" fo:border-top="none" fo:border-bottom="0.0007in solid #000000"/>
    </style:style>
    <style:style style:name="RiderTable.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Table_20_Contents">
      <style:paragraph-properties fo:text-align="start" style:justify-single-word="false"/>
      <style:text-properties style:font-name="Arial1" fo:font-size="10pt" style:font-name-asian="Arial1" style:font-size-asian="10pt" style:font-name-complex="Arial1" style:font-size-complex="10pt"/>
    </style:style>
    <style:style style:name="P7" style:family="paragraph" style:parent-style-name="Standard">
      <style:paragraph-properties fo:text-align="start" style:justify-single-word="false" style:text-autospace="none"/>
      <style:text-properties style:font-name="Arial1" fo:font-size="10pt" fo:font-weight="bold" style:font-name-asian="Arial1" style:font-size-asian="10pt" style:font-weight-asian="bold" style:font-name-complex="Arial1" style:font-size-complex="10pt" style:font-weight-complex="bold"/>
    </style:style>
    <style:style style:name="P8" style:family="paragraph" style:parent-style-name="Standard">
      <style:paragraph-properties fo:text-align="center" style:justify-single-word="false" style:text-autospace="none"/>
      <style:text-properties style:font-name="Arial1" fo:font-size="10pt" fo:font-weight="bold" style:font-name-asian="Arial1" style:font-size-asian="10pt" style:font-weight-asian="bold" style:font-name-complex="Arial1" style:font-size-complex="10pt" style:font-weight-complex="bold"/>
    </style:style>
    <style:style style:name="P9"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Table_20_Contents">
      <style:paragraph-properties fo:text-align="start" style:justify-single-word="false" fo:background-color="#000000">
        <style:background-image/>
      </style:paragraph-properties>
      <style:text-properties fo:color="#ffffff" style:font-name="Arial1" fo:font-size="10pt" fo:font-weight="bold" style:font-name-asian="Arial1" style:font-size-asian="10pt" style:font-weight-asian="bold" style:font-name-complex="Arial1" style:font-size-complex="10pt" style:font-weight-complex="bold"/>
    </style:style>
    <style:style style:name="P12" style:family="paragraph" style:parent-style-name="Standard">
      <style:paragraph-properties fo:text-align="start" style:justify-single-word="false" style:text-autospace="none"/>
      <style:text-properties style:font-name="Arial1" fo:font-size="10pt" fo:font-weight="bold" style:font-name-asian="Arial1" style:font-size-asian="10pt" style:font-weight-asian="bold" style:font-name-complex="Arial1" style:font-size-complex="10pt" style:font-weight-complex="bold"/>
    </style:style>
    <style:style style:name="P13" style:family="paragraph" style:parent-style-name="Standard">
      <style:paragraph-properties fo:text-align="start" style:justify-single-word="false" fo:break-before="page" style:text-autospace="none"/>
      <style:text-properties style:font-name="Arial1" fo:font-size="10pt" fo:font-weight="bold" style:font-name-asian="Arial1" style:font-size-asian="10pt" style:font-weight-asian="bold" style:font-name-complex="Arial1" style:font-size-complex="10pt" style:font-weight-complex="bold"/>
    </style:style>
    <style:style style:name="P14" style:family="paragraph" style:parent-style-name="Table_20_Contents">
      <style:paragraph-properties fo:text-align="start" style:justify-single-word="false"/>
      <style:text-properties style:font-name="Arial1" fo:font-size="10pt" style:font-name-asian="Arial1" style:font-size-asian="10pt" style:font-name-complex="Arial1" style:font-size-complex="10pt"/>
    </style:style>
    <style:style style:name="P15" style:family="paragraph" style:parent-style-name="Table_20_Contents">
      <style:paragraph-properties fo:text-align="start" style:justify-single-word="false" fo:background-color="#000000">
        <style:background-image/>
      </style:paragraph-properties>
      <style:text-properties fo:color="#ffffff" style:font-name="Arial1" fo:font-size="10pt" fo:font-weight="bold" style:font-name-asian="Arial1" style:font-size-asian="10pt" style:font-weight-asian="bold" style:font-name-complex="Arial1" style:font-size-complex="10pt"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table:number-rows-spanned="5" office:value-type="string">
            <text:p text:style-name="Table_20_Contents"><draw:frame draw:style-name="fr1" draw:name="graphics1" text:anchor-type="paragraph" svg:x="-0.0165in" svg:y="0.0626in" svg:width="2.2165in" svg:height="0.5819in" draw:z-index="0"><draw:image xlink:href="Pictures/200000070000270B000008733B17A568.svm" xlink:type="simple" xlink:show="embed" xlink:actuate="onLoad"/></draw:frame></text:p>
          </table:table-cell>
          <table:table-cell table:style-name="Table1.A1" office:value-type="string">
            <text:p text:style-name="P1">Underwritten by:</text:p>
          </table:table-cell>
          <table:table-cell table:style-name="Table1.A1" office:value-type="string">
            <text:p text:style-name="P1">Western Life Assurance Company</text:p>
          </table:table-cell>
        </table:table-row>
        <table:table-row>
          <table:covered-table-cell/>
          <table:table-cell table:style-name="Table1.A1" office:value-type="string">
            <text:p text:style-name="P1">Administrative Office:</text:p>
          </table:table-cell>
          <table:table-cell table:style-name="Table1.A1" office:value-type="string">
            <text:p text:style-name="P1">717 Portage Avenue, Winnipeg, Manitoba</text:p>
          </table:table-cell>
        </table:table-row>
        <table:table-row>
          <table:covered-table-cell/>
          <table:table-cell table:style-name="Table1.A1" office:value-type="string">
            <text:p text:style-name="P1">Mailing Address:</text:p>
          </table:table-cell>
          <table:table-cell table:style-name="Table1.A1" office:value-type="string">
            <text:p text:style-name="P1">P.O. Box 3300, Winnipeg, MB R3C 5S2</text:p>
          </table:table-cell>
        </table:table-row>
        <table:table-row>
          <table:covered-table-cell/>
          <table:table-cell table:style-name="Table1.A1" office:value-type="string">
            <text:p text:style-name="P1">Telephone:</text:p>
          </table:table-cell>
          <table:table-cell table:style-name="Table1.A1" office:value-type="string">
            <text:p text:style-name="P1">1-888-647-LIFE (5433)</text:p>
          </table:table-cell>
        </table:table-row>
        <table:table-row>
          <table:covered-table-cell/>
          <table:table-cell table:style-name="Table1.A1" office:value-type="string">
            <text:p text:style-name="P1">Facsimile:</text:p>
          </table:table-cell>
          <table:table-cell table:style-name="Table1.A1" office:value-type="string">
            <text:p text:style-name="P1">1-204-783-6913</text:p>
          </table:table-cell>
        </table:table-row>
      </table:table>
      <text:p text:style-name="Standard"/>
      <table:table table:name="ProductName" table:style-name="ProductName">
        <table:table-column table:style-name="ProductName.A"/>
        <table:table-column table:style-name="ProductName.B"/>
        <table:table-column table:style-name="ProductName.C"/>
        <table:table-row table:style-name="ProductName.1">
          <table:table-cell table:style-name="ProductName.A1" office:value-type="string">
            <text:p text:style-name="P4"/>
          </table:table-cell>
          <table:table-cell table:style-name="ProductName.B1" office:value-type="string">
            <text:p text:style-name="P3">e-application for</text:p>
            <text:p text:style-name="P5">~application::productname~</text:p>
          </table:table-cell>
          <table:table-cell table:style-name="ProductName.A1" office:value-type="string">
            <text:p text:style-name="Table_20_Contents"/>
          </table:table-cell>
        </table:table-row>
      </table:table>
      <text:p text:style-name="Standard"/>
      <table:table table:name="Table2" table:style-name="Table2">
        <table:table-column table:style-name="Table2.A" table:number-columns-repeated="3"/>
        <table:table-row table:style-name="Table2.1">
          <table:table-cell table:style-name="Table2.A1" table:number-columns-spanned="3" office:value-type="string">
            <text:p text:style-name="P2">Policy Number: ~application::policynumber~</text:p>
          </table:table-cell>
          <table:covered-table-cell/>
          <table:covered-table-cell/>
        </table:table-row>
        <table:table-row table:style-name="Table2.1">
          <table:table-cell table:style-name="Table2.A2" office:value-type="string">
            <text:p text:style-name="Table_20_Contents">Last Name: <text:span text:style-name="T1">~insured::lastname~</text:span></text:p>
          </table:table-cell>
          <table:table-cell table:style-name="Table2.A2" office:value-type="string">
            <text:p text:style-name="Table_20_Contents">First Name: <text:span text:style-name="T1">~insured::firstname~</text:span></text:p>
          </table:table-cell>
          <table:table-cell table:style-name="Table2.C2" office:value-type="string">
            <text:p text:style-name="Table_20_Contents">Middle Name: <text:span text:style-name="T1">~insured::middlename~</text:span></text:p>
          </table:table-cell>
        </table:table-row>
        <table:table-row>
          <table:table-cell table:style-name="Table2.C2" table:number-columns-spanned="3" office:value-type="string">
            <text:p text:style-name="Table_20_Contents">This e-application was completed on your behalf by agent <text:span text:style-name="T1">~agent::fullname~</text:span> on: <text:span text:style-name="T1">~application::submitted~</text:span></text:p>
          </table:table-cell>
          <table:covered-table-cell/>
          <table:covered-table-cell/>
        </table:table-row>
      </table:table>
      <text:p text:style-name="Standard"/>
      <text:p text:style-name="P10">IMPORTANT INFORMATION:</text:p>
      <text:p text:style-name="Standard"/>
      <text:p text:style-name="P9">The policy you have in your possession was issued based on answers in this e-application. If any of the answers were not recorded correctly, or have changed since the original date of completion, amend and clarify the information in detail, initial all changes and return this e-application and policy to Western Life Assurance Company for review. In such instance, no coverage will be in effect until we advise you in writing that your policy has been reviewed and approved. </text:p>
      <text:p text:style-name="P9">The original application must be signed, dated and returned to Western Life Assurance Company within thirty (30) days of the policy effective date listed in the Policy Schedule.</text:p>
      <text:p text:style-name="P9"/>
      <text:p text:style-name="P8">This e-application consists of 14 sections.</text:p>
      <text:p text:style-name="P8"/>
      <table:table table:name="section1" table:style-name="section1">
        <table:table-column table:style-name="section1.A" table:number-columns-repeated="3"/>
        <table:table-row>
          <table:table-cell table:style-name="section1.A1" table:number-columns-spanned="3" office:value-type="string">
            <text:p text:style-name="P11"><text:s/>1 <text:s/>General Information</text:p>
          </table:table-cell>
          <table:covered-table-cell/>
          <table:covered-table-cell/>
        </table:table-row>
        <table:table-row>
          <table:table-cell table:style-name="section1.A2" office:value-type="string">
            <text:p text:style-name="P6">Gender: <text:span text:style-name="T1">~insured::gender~</text:span></text:p>
          </table:table-cell>
          <table:table-cell table:style-name="section1.B2" table:number-columns-spanned="2" office:value-type="string">
            <text:p text:style-name="P6">Birth Date: <text:span text:style-name="T1">~insured::birthdate~</text:span></text:p>
          </table:table-cell>
          <table:covered-table-cell/>
        </table:table-row>
        <table:table-row>
          <table:table-cell table:style-name="section1.A2" office:value-type="string">
            <text:p text:style-name="P6">Place of Birth: <text:span text:style-name="T1">~insured::birthplace~</text:span></text:p>
          </table:table-cell>
          <table:table-cell table:style-name="section1.B2" table:number-columns-spanned="2" office:value-type="string">
            <text:p text:style-name="P6">Social Insurance No.: <text:span text:style-name="T1">~insured::sin~</text:span></text:p>
          </table:table-cell>
          <table:covered-table-cell/>
        </table:table-row>
        <table:table-row>
          <table:table-cell table:style-name="section1.B2" table:number-columns-spanned="3" office:value-type="string">
            <text:p text:style-name="P6">Address 1: <text:span text:style-name="T1">~insured::address1~</text:span></text:p>
          </table:table-cell>
          <table:covered-table-cell/>
          <table:covered-table-cell/>
        </table:table-row>
        <table:table-row>
          <table:table-cell table:style-name="section1.B2" table:number-columns-spanned="3" office:value-type="string">
            <text:p text:style-name="P6">Address 2: <text:span text:style-name="T1">~insured::address2~</text:span></text:p>
          </table:table-cell>
          <table:covered-table-cell/>
          <table:covered-table-cell/>
        </table:table-row>
        <table:table-row>
          <table:table-cell table:style-name="section1.A2" office:value-type="string">
            <text:p text:style-name="P6">City: <text:span text:style-name="T1">~insured::city~</text:span></text:p>
          </table:table-cell>
          <table:table-cell table:style-name="section1.A2" office:value-type="string">
            <text:p text:style-name="P6">Province: <text:span text:style-name="T1">~insured::prov_abbr~</text:span></text:p>
          </table:table-cell>
          <table:table-cell table:style-name="section1.B2" office:value-type="string">
            <text:p text:style-name="P6">Postal Code: <text:span text:style-name="T1">~insured::postalcode~~</text:span></text:p>
          </table:table-cell>
        </table:table-row>
        <table:table-row>
          <table:table-cell table:style-name="section1.A2" office:value-type="string">
            <text:p text:style-name="P6">Home Phone: <text:span text:style-name="T1">~insured::homephone~</text:span></text:p>
          </table:table-cell>
          <table:table-cell table:style-name="section1.B2" table:number-columns-spanned="2" office:value-type="string">
            <text:p text:style-name="P6">Business Phone: <text:span text:style-name="T1">~insured::businessphone~</text:span></text:p>
          </table:table-cell>
          <table:covered-table-cell/>
        </table:table-row>
        <table:table-row>
          <table:table-cell table:style-name="section1.A8" office:value-type="string">
            <text:p text:style-name="P6">Primary Fax: <text:span text:style-name="T1">~insured::fax~</text:span></text:p>
          </table:table-cell>
          <table:table-cell table:style-name="section1.B8" table:number-columns-spanned="2" office:value-type="string">
            <text:p text:style-name="P6">Primary Email: <text:span text:style-name="T1">~insured::email~</text:span></text:p>
          </table:table-cell>
          <table:covered-table-cell/>
        </table:table-row>
      </table:table>
      <text:p text:style-name="P7"/>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11">2 <text:s/>Smoking / Tobacco / Alchol Use</text:p>
          </table:table-cell>
          <table:covered-table-cell/>
          <table:covered-table-cell/>
        </table:table-row>
        <table:table-row>
          <table:table-cell table:style-name="Table3.A2" office:value-type="string">
            <text:p text:style-name="P6">~repeatrow|question::number~</text:p>
          </table:table-cell>
          <table:table-cell table:style-name="Table3.A2" office:value-type="string">
            <text:p text:style-name="P6">~question::copy~</text:p>
          </table:table-cell>
          <table:table-cell table:style-name="Table3.C2" office:value-type="string">
            <text:p text:style-name="P6">~question::response~</text:p>
          </table:table-cell>
        </table:table-row>
      </table:table>
      <text:p text:style-name="P7"/>
      <text:p text:style-name="P13"/>
      <table:table table:name="RiderTable" table:style-name="RiderTable">
        <table:table-column table:style-name="RiderTable.A" table:number-columns-repeated="3"/>
        <table:table-row>
          <table:table-cell table:style-name="RiderTable.A1" table:number-columns-spanned="3" office:value-type="string">
            <text:p text:style-name="P11">3 <text:s/>Riders</text:p>
          </table:table-cell>
          <table:covered-table-cell/>
          <table:covered-table-cell/>
        </table:table-row>
        <table:table-row>
          <table:table-cell table:style-name="RiderTable.A2" office:value-type="string">
            <text:p text:style-name="P6"><text:span text:style-name="T1">~application::submitted~</text:span></text:p>
          </table:table-cell>
          <table:table-cell table:style-name="RiderTable.A2" office:value-type="string">
            <text:p text:style-name="P6">~repeatcolumn|riders::ridername~ Annual Premium</text:p>
          </table:table-cell>
          <table:table-cell table:style-name="RiderTable.C2" office:value-type="string">
            <text:p text:style-name="P6">Total Premium</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an Kulyk</meta:initial-creator>
    <meta:creation-date>2010-04-12T13:59:26.23</meta:creation-date>
    <dc:date>2010-04-16T14:52:33.54</dc:date>
    <dc:creator>Brian Kulyk</dc:creator>
    <meta:editing-duration>PT00H24M28S</meta:editing-duration>
    <meta:editing-cycles>5</meta:editing-cycles>
    <meta:generator>OpenOffice.org/3.2$Win32 OpenOffice.org_project/320m12$Build-9483</meta:generator>
    <meta:document-statistic meta:table-count="6" meta:image-count="1" meta:object-count="0" meta:page-count="2" meta:paragraph-count="43" meta:word-count="228" meta:character-count="1833"/>
  </office:meta>
</office:document-meta>
</file>